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6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<text:s/>i would like to say that i am quite satisfied with the product as of no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MOST AWESOME phone you can get in this price range!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Overall great experience.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Dont even think twice to buy th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Amazing phone at affordabl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 was looking to buy new phone for my wife and this is the best thing I di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Excellent phone, Super fast and good sc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Super good phone for a super cheap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ts more worth for money spent on 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his Phone is Simply Awes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Best book in the series and worth bu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One of the most humorous and hilarious book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mpressive product quality and fast deliver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 love it! this book is amazing, the story, and the way it unfolds makes it a must read!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Wow I have never came across such beautiful product of Samsu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his product is awesome compare to all the samsung handset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his Mobile looks awes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guys this is the best phone till date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one of the best phone that I have used till da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his certainly has what it takes to be the king of smartphon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his is an amazing phone with tons of features loaded in 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ts the best smartphon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t's too good. And i got it for an amazing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his is a great pho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Absolutely a FANTASTIC mobile.. No regrets.. Go for it! you will enjoy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 WAS USING THIS MOBILE FOR 1 WEEK ITS VERY GOOD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ts the best phone in terms of quality and quantity I have ever encountered so f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happy with my purcha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Nice Shoe.. I got exact shoe.. Looking very nice.. I suggest to anyo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otally cool shoe. looks good and feels comfortable to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Best pair of shoes so far, delivery as expected on time, great shoes, comfortable, design is good, looks very trendy and can go will most of the outfit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's comfortable in wearing , light weight and it's value for the money you are pa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have only one thing to say, this is absolutely fantastic product. The comfort levels on this is awesome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product from Lee Coopers, very comfortable, quality and finish is impeccable, highly recommended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en Drive is very good in this budget, it works faster and no any problem yet, delivery was very fas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roduct is so good and super Easy to use and very use fu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ackaging is very good quality of the product is good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Speed is good Its worth th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can definitely say that it is one of the best electronic product where you get style along with very good performance and that also on a very affordabl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roduct itself is big value for money with great brand name as H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Build quality is good. The pen drive is fairly small and ligh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eriously, its a awesome pendrive in such a low and Unbelievabl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product gives amazing performance, it gives more than what is mentioned in descriptio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f you need one, just click to BUY, no second thought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Lots of SSSss... for this drive: Solid, Smart, Sturdy, Sleek, Small, and Superb. Definitely recommendabl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way it looks, feels in hands, I am just impressed, very impressed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od product Excellent product . very nice and smoothness, Worth of money thanks to flipkart ontime delivery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reat product. Superb connectivity. Value for money. Get it!!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orthy product. can be used for computers as well as cell phone. no problems faced . easy to operate , easy to carr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endive is good for everyday us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a real value for money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f you are looking for a quality pen drive then this is the thing which you should buy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a evergreen pendrive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sleek and stylish design.Appears very smaller than in picture.Very cute in design according to girls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recommend you to buy this pen drive because it is small, strong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roduct seems to be promising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Quite satisfied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would like to say that the device looks nice and has a simple but still elegant desig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good buy for the money...works very well...does the important bits rather well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rice is just below all the competitive brands, nice build quality.. Matte finish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very much satisfied with this pendriv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Build quality of the product is excellen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design of the product is also cool, premium look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will recommend this product. The cap design of the pen-drive is also worth mentioning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one is the best pen drives i ever ha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really an awesome pendrive to have. Good build quality too. Looks standard. not too small or big. Really love its speed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orth the price.Cheap and best.Good looking,go for white.I have chosen this especially for its brandnam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software is good and it is amazing....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Over all its nice to use this pendrive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nice to have something thats is low priced and good quality. seen most of the pendrives with the same price and they do not have the same quality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product and customer service, it was well packed and delivered, super, very go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alue for money.I really liked i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would highly recommend you to buy this produc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orth buying it. It really stores huge memory that you require for the data transfer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topped working suddenly...Saved files are lost and I am in trouble now..Not reliable at all.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pen drive gives you the value for money, slylish design , easy to carr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design is very good. Its small and compact. Its also strong and sturd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cost worthy!! A lot handy to u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a good pendrive with a large capacity than i expected. Recommende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will be the best money you have ever spent on a product if you go ahead and buy i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Don't think twice. Go ahead and buy i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's easy to use. great battery life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simply amazing. All purpose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One of the fastest pen drives at this price. Go grab it if u love speed !!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ow..Look was awesome Speed was superb and a tiny size .. wo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you can happily buy this product i am using it for 4 to 5 months approx and i didnt have any problem with i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would prefer this product and worth your money .. go for it .. have been using this for more than 2 months now.. no problem device..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Outdoor and indoor image quality even with low light is pretty amazing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My first DSLR, this camera is excellent, lightweight enough and powerful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 ahead without hesitation, it'll amaze you, believe m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loved it! I am using it! Its great, gives me a control over my shots and the results are excellent!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Great product and good price, would recommend al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ts very useful... working brilliantly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Perfect back up device, very reliabl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t is really a fine product and works good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worth the money we pay for 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Love Flipkart for the best and genuine produc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iny cute model.. very easy to carry.. Good build quality.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 bought this a week before and I am fully satisfied with this produc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t's a super product, too much efficient and very fast &amp; furious work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'm really satisfied by the product's fabulous work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The best part of the phone is value for mone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Excellent product: great speed, usable across 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High speed and performance Build quality too go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For the price it's awesome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Perfomance is really nice and almost good in build quality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Good product, hits all the markers, great product, protective design, well built, hand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Excellent product: great speed, usable across OS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 was so impressed with the performance of this drive that I have bought a second one and am thinking of buying one or two more to gift to my friend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I've been using this for a week now. So far works grea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laptop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 Beautiful Machin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dream machine that is very attractively pri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a sturdy study lamp, which excels at all the jobs that it is supposed to 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the best table lamp I have ever use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uperb build quality, bright light and adjustable ar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's aesthetically design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's not only a very useful table lamp for regular working but is also a very convenient bed side lamp for reading purpos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Loved this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love this table lam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study lamp is goo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brightness is awesome and I'd recommend this study lam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study lamp is the best one I have come across so f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roduct is worth its expensiv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reat product with a pretty good finis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very much satisfied with this produc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quality of product is very goo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od for office and hom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quite satisfied with this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od quality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good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imply the be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reat quality of this lamp and it works well and as describ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wesome product by philip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ell the product is reallly awes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worth the mone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od quality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product at this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acking quality is very goo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bsolutely Satisfied with the desk ligh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very happy with this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roduct is the best when you compare it with the price and bran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acking was exceptionally goo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of the light is really pleasa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built quality is go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working perfectly f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Looks great, elegant and safe for kids to hand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table lam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ffordable and durable than other product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ell its an awesome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orth for th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useful bu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Really a good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an excellent product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 fabulous product at an affordabl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wesome Lamp that now i can study calml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good qual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verything is perfe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Nice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uperior quality as advertise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probably the best out ther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highly recommend this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stylish and aws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roduct quality is excell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very happy with the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good qual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Looks very dec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n that price that was a awesome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more beautiful and has better quality than what u feel from the product pho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is is the one of the best laptop bag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of the bag is really good,soft and comfortab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Overall Packaging and quality of bag is good as expect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roduct is of very good qualit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a complete value for mone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od quality product with low pric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Looks very stylish and dashing 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Quality is flawless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Best product at good price 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liked this bag and satisfie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of this bag is go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of the bag is awes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atisfied with product, price,quality &amp; deliver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a very good qualit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simply unique and worthy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bsolutely amazing built quality at unbelievable price!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od quality bag and I will recommen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roduct quality is excellent and the very reasonabl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bag is a total worth for mone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Nice quality product at this price 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Product material and quality is very go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materials used and the finishing of the product is excell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Would recommend the product without any hesita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of the bag is also awesom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highly recommende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reat quality and desig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a genuine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product is very comfortab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of bag is goo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happy for ur produc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uper quality product at a super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quality of materials used is goo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Full value for mone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Highly recommended for office goer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 good quality product for those who looking in a budget price rang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build quality is go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Best bag at this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Quality of bag is amaz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really a good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is really go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s impressive for th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atisfied by product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so happy with this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product at great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reat quality for this pric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's is value for mone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's the best in this price ran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is very good and n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nice quality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nice and decent looking bag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ffordable price and good qual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fully satisfied with the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good quality wise and it worth buy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Quality is good and Fits perfectl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Awesome quality and unbelievabl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loved it and a great value for mone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he quality is better than expect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legant looking produ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alue product at best price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 am totally satisfied with thi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Nice and good quality bag got at lower co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product in this rang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Very good quality and worth the pri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It is very comfortable to use and good look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Excellent product in such a low price and amazing qual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good quality, nice design and spaciou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is phone is perfect for those who are looking for budget phone with brand tag, Stock android feel, decent screen size, daily normal usage, value for money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Design and build quality is superb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Light wt, awesome screen clarity, serves the purpose, sound is awesome, looks pretty, battery is g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First Moto E 's look best, nice display &amp; fast touch sensitivity, its heavy but easily handling, camera application is new, headphone &amp; sound quality is excellent, battery is goo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hone works and performs buttery smoot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Best phone I never seen. All the function are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's a decent looking powerbank and serves the purpo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 certainly recommend this product to 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s a nice powerbank with good quality, I liked it, one can have it 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Looks elegant and has a very handy siz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Laptop is perfect is working extremely smo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Overall its a very good convertible and an excellent buy for the pri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Sufficient space for storage compared to other laptops of same siz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Amazing video audio experienc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sleek and stylish design. very very light weight, most important tough screen with flexibility,highly por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is machine is aweso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reat resolution and performance.,Battery backup is too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best performance, best finishing, best battery back--up. light weight. you can go fo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Overall getup is very attractive and the price is also very lo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ice product, you can purchase it. no issues in spe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Quick and easy. Easy to carry all around. One of the most practical design i have come acros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Handy &amp; very low prize with best quality, Portable, High capacity, Rel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Light in weight and speed of transfer is f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performance and very cheap you go for this man what you waiting fo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Decent Camera with easy handling &amp; Good product, Battery life and pic clarity are nic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a great camera by all standards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ery nice camera. very good battery life and very good picture clar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Woow this camera is awsome,easy to understand easy to control and great image quality I brought this for the best p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a perfect camera for the beginner photo enthusias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e trail light photography is really amazing.. and moreover it is just addictive.... i like photography and i love canon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far more from my expectations. I totally loved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battery life and great im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reat picture quality superb cam and reasonable price.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a nice product and best in all of its quality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s a good deal in budge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Overall its a good package at this price ta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product, will suggest others to buy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display, valu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working flawlessly,happy with t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n my opinion u can blindly go for that 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clarity and perform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s price is very reasonable, Its quality is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has all the latest features and it's a smart on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overall good product, its only few days but didn't have any problem so far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Excellent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Overall Perfect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reat resolution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Quick and Good Delivery,Working fin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A Decent product and perfect delivery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product... I recommend to my frie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roduct is perfect,no defects are observ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VERY GOOD AND ATTRACTIVE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's very good condition, company, cheap and best brand and very good servic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looking and also good resolution and graphic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product,best service ,very good pac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ice product and easy to inst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All Good.. Looks n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o Issues in the Product Support of Dell was excell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e MENU buttons are also very well placed and easy to operat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Less price and high output.!!!!!!!!!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one screen size too good ,large view areas adjustible veiw angle nice to watch mov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erfect. It doesn't get any be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Super deal such a good product for cheap pr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Real good product and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Build quality and Picture quality is excellent,buy without hesi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very good product no compromise in this price ran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 would buy this product again and ag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reasonable rate..good product..im using it for 6 months ..everything in good condition .good picture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best look.. easy to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excellent clarity and ease of u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e product is good, packing is good, delivered in the correct time, satisfied with the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easy to install,easy to 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ice product and nice 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easy to connect n play. Good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ery happy with the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Excellent service and product as order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E MONITOR IS WORKING SATISFACTOR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Loved the display. Just the size I wan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easy to install good performance,low power consumption it is very good monitor value for money this cost no loss for custo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working fine and upto my satisfacti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Actually its a good stuff in lower price from the retail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s clear and crisp, easy to inst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Don't doubt it buy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Really Cheap and good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ery nice excellent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ice product, i would suggest all to buy this monito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is is my first laser print, and till date my experience is grea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e print quality is great, as well as the print speed is also very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As it is a branded product so not to worry about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working perfectly , no iss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simple and handy printer. accurate colours. can say value for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erformance was up to the mark. No issues. I certainly recommend this product to 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Must buy product 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ery nice and conven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reat Product, Fully Satisfied , I also recommend my all friends to buy i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ery Good product excellent service excellent sho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Beautifully crafted product...smooth nice finish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's just awesome.......It is beneficial for m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Working smoothly..worth buying it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performance light weight and small in 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looks great , works f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...good....good...this product is so good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quality and looks, worth the 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e product is good and meets my requiremen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Must buy. Nothing cheaper and better than thi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quick delivery, nice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's a very decent product and worth the 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roduct quality is good. If you are looking for a monitor I totally recommend you th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picture quality, with beautiful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 really love this one. Its picture quality was amaz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reat satisfacti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ice one, enjoy it right n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deal and I would recommend this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best monitor in best prize...great design......enjoying....fulfilled all needs........... not like typical monitors.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o hesitation for this product to buy from the sell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display quality and light weight,At this price it is the best one to hav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 is a good product, and very useful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RODUCT IS GOOD, EFFECTIVE,ATTRACTIVE APPEARANCE,STURD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ERFORMANCE SO FAR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when I bought it and used, it was an awesome experience for 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wow!! What a product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ery nice product and value for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 suggest, customers to buy this product without any second though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extremely satisfied and happy with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Believe me buy this product without think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erfect with safe deliver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Awesome! Worth every pen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The refrigerator is awesome, cooling is good n power effective to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Nice product, super functioning, enough space... please go for th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alue for money spacious and its other features very attractive makes it un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 recommend this because its valu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product is good . we are satisied with the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Received in Good Condition and Works w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one word its awesome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product and timely deliv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its more than i expected ,nice product i am not facing any problem with this produc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Very happy with the product . Recommended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Good service, good deals and reasonable price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ever buy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EVER BUY THIS 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olor resolution is not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eeds That Special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too happy with the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n't Buy product,its hopeles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I HAVE USED IN THIS CATEGORY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ig concern with maintain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product found damaged and i have to spend extra money to make it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peed was not competent enough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peed is not up to the mark as per Standards it's quite low than tha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Disappoi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Dissatisfied about the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Average, Ordin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Bad Pen Drive with Slow Spe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product is not at all good. I would suggest one not to take th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n-reliable and waste of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purchased it and was a bad investment so guys don't go for this one chose another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o so bad product ....very bad performance 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lease don't buy this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Unreliable and very poor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wort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endrive e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that much satisfied,can't expect performan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uying this product is like wastage of money and time 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poor data transfer spe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e in performan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Expected the product to be a high performance one,but not at all satisfi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guys dont go on the look of this product , i have this product with me .just purchased before a couple of months and now it's not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Good for nothing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topped working within 3 days ...very bad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working speed is very s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s not working not so effec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is heating now and not working at all.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am not at all satisfied, major disappointments 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expensive and not of that good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oo costly compared to other bra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's an ok ok air Conditioner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hing grea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working as exp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an use this but i m not satisfi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working..moreover product was like it has been used before and sold out ag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overheats than expected for some setting and burns cloths, Not good at al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ould have been a bit more profess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Heavily damaged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happy with supp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cking very poor, item is 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otally faulty produ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BAD DAMAGED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ashing machine drain not working proper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athetic and useless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is uselsss, do not waste your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much us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that great,Cannot be used for regular us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poor quality and pathetic performan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good looking, takes lot of time and electricity 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recommended, doesn't have much capac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built quality is very poo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urn out in a month of usag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roduct is useless wastage of money air flow is too slow and air is not hot as we can expect from dr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uld not recommend to buy this product as it is not much of use and not effe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esnt look like a quality product and size is really small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is a horrible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hair dryer is use less ans stopped working on the first u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was okay. Not as exp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product is not good at 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has got low capac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idn't reach my expectations.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Made of cheap plasti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nt buy it you will be in a los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s vry worst product.... Quality of the material is vry bad.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was burned nd waste of money...thy didnt exchange the product also..i sent mail but there was no response...So Dont buy tis product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was useless and hardly after 2 to 3 usage it is not working ... It is not worthy 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is unable to take load and we cant even operate it for more than 01 min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less wire with low quality materi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f u want to save yourself from major accident never ever buy this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ever ever use this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ked only for1 day very bad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thought that it will be a good product but it is n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aught on fire when i used it the first time..Rated below 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after some use of this product it is not work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product is not at all good. I would not suggest my friends to buy this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Using it for a while. performance is average and a bit nois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working properly. not recommendable for oth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Highly not recommend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hing great about the product . Very basi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ttery backup is poor, speaker not too loud, installed apps are not of great use, quite heav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amera was not satisfactory also the batter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too durable needs more frequent charg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nt buy these mobile better u buy Apple and 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ouch screen is fizzy and many a times goes undet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ome time very slow perform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from Dell very heavy heats up very fast the 2in1 function is useless bad 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oor quality produc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keypad is jumping which shows a bad impress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am not satisfied with build up quality as It may break any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Overall , u may buy only if u required for an extra storing space but fro relability its not suitabl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product is tiny it can be easily lost and the transfer speed is slow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ottomline: Not recommended. Find some other brand that offers better transfer speed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Memory is very low @ only 14.9 gb only Not satisfied also with the packing and deliver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quality not good ,,,,,data transfer s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uch a waste of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pendrive is not good becouse pendrive is not showing as a USB device so i am facing a problem to transfer the dat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handy at all. Not an attractive design compared to the competitors. The speed is aver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my sandisk pendrive cracked because of design faulty. waste of money or use it properly and carefully. its design is dangerou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n't buy this product if you are looking for a good camer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phone battery back up not very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really felt unsatisfie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iewing angle is very bad and picture quality is b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Highly dissatisfied when i received the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icture quality is po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athetic viewing angl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roduct not received as per specification.I am not able to use this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is a worst ite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is a cheap imitation of Inventis which is really good product compared to th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, this product is useless wasted my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Recieved defect product Usb connec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's not a good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i ever bough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roduct is not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n't ever buy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product is not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small and quality also not so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at all satisfied with the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oo bad,poor quality and small 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good as per exp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so good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fan is not workin,w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Overall bad bad and bad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cost of RS.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aste of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bad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efected items provi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roduct was not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very cheap qua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d choice and waste of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's worst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oor product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quality is not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bad, so Please don't buy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bad product and not 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Quality is not so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good bekar bak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oo worst and fit for n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Extremely very bad produc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'm quite disappointed with the finish of the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good and bad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Low quality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quality i ever bou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bad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nferior material and thus bad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d shoes that is not comfor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quality is not so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comfor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material is very ba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heap quality which tore in one mon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so goo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afety pocket for laptop is very ba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roduct is not of good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am really disappointed and regretting after ordering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would never recommend this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is a waste of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bought 2 pieces, both are useless and not of any worth, don't bu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product is patheti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disappointing experience with Plantron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very cheap audio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topped working all of a sudden,pathetic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product received was of a very poor qua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athetic sound qua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rap product, stopped working within a wee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extremely poor qua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is the woest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Quite a waste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lease do no waste your money on this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Really third class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d impression for amaz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amaged item delive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d item, don't buy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oor quality , poor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worth buy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A totally waste item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product is damag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efective product not at all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Such a boring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oor quality and not at all user friend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video recording ever experienc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worst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working proper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please don't waste u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lease guys never buy this pen atleast from this se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astage of money with worst quality and pi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n't buy and don't waste the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o not buy this product its complete waste of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and so, don't buy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Cheap quality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aste of my money as it is local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poor ga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worth for the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’s a very bad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which it is not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is useless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useful and waste of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s scrap material company is selling to custom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is a loss for my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s waste and I m suffer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disappointed with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er than exp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tablet in the whole world I would suggest don't buy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rd class doesn't meet with my expec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tab is defective and not working properl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aste of money and ti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and I lost my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did not like it very much not working properly after 3 mont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purchased 2 months back,but is now not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oor performance and quality not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slow not good to 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happy with the tab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thing of my li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low display Qua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Display is very poor and battery draining very fas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old product and feel like terribly chea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Have wasted my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Tab is a sc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Utter waste tablet i have ever 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etter don't make tablets than making such a worst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ttery backup is very p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item is not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didn't expected such an awful item from amaz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Very poor video and camara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One of the worst products I have ever 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Bad product so don't 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and complete waste of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Worst product from d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s like a child's toy, completely useless stu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received the item and its not work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A real waste of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roduct is not good and not suitable as study or table 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 is very heated while using camera and browse something.don't buy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have to complain about the loss in faith I have had in this company I once trusted, considered reli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e shoe is not appropriate appearance hence this product is not sui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shoe has been a major cause of embarrassment to 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have bought this pendrive and its the slowest pen drive i have see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ever buy this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has stopped working after copying and transferring data to my lap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one of the waste products.My pendrive had not lasted for atleast two months.poor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Product is average I am not satisfi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recommend you guys not to buy this product from this sell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pendrive became very hot during its usage.its writing and reading speed is very low....... its performance is very ba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t only looks good but performance is very ba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One of the worst brands you can 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This is the worst Product I have ever seen in my lif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have used this product and i seriously prefer it to me one the useless product in flipkart deliv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satisfied with the quality of the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Not happy with the product won't recommend i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I would request you to look for other options before considering to buy this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1" office:value-type="string" calcext:value-type="string">
            <text:p>One should not go for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s camera is qualiity is not g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 turned out to be a nightmare for 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purchased this phone from sony store about a week ago. . and it has dissapointed me totally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is is very disappoi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o not waste your money. This leaves by confidence on FLIPCART shaken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2 months after the delivery...product not working....waiting for the replacement...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Very Very Bad Choice ..... i am not going to suggest to any one... even my ene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o not buy i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bought it many months earlier and I can assure you, its a failed, untrustworthy pen driv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lease don't buy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s performance is very ba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ink twice before you buy this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have orderd this product and within a month it stopped working i feel its a waste of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is pen-drive is not good, this pendrive have connecting problem not connect properly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highly recommend please don't purchase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AD product and qualit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hey please don't buy any product of transcend produc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Low quality product,not satisfied. waste of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s a total waste if I look at its life span..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Will not recommend anyone to buy this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is pendrive is not as good as it see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personally won't suggest anyone to buy th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ut I would recommend considering any other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have used this product but i m not satisfied with this product..very bad speed of the pen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Highly Disappointed with the performanc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erformance is not up to the mark if compared to oth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think something is really wrong with transcend. i feel cheated by transc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One of the most terrible pendrives I have ever 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ottom line: DO NOT BUY THIS PRODUC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would say think twice before buying th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ont buy any product of trancend, my pen drive is not wor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ever gonna buy a transend again its not only because of product but also because of their service...!!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Over all i can say that i am not happy with the servic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'm not happy with the product pack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ad bad bad product. failed in less than 1 month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am not satisfied with th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lease dont buy this on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am very dissapointed with it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endrive is not upto the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Guys, what I feel is this is not so good pen driv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OT WORTH FOR 1000 RS!!!!!! waste of money!!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roduct is worse than what i exp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lease choose some other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am not at all satisfied with this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S BAD EXPERIEN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ever buy this.....it's too slow to do any ta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Choose some other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etter not buy th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OOR PRODUCT FROM HP IT WILL GET HOT AFTER USING EVERY 10 MIN SO THINK BEFORE PURCHA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After 2 months of usage, it's not working .So don't buy 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is product is not reliable. It is not working proper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will not recomend to others to buy this produc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etter go for another choic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OT SATISFIE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 will not be a good choice . its performance is just a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on't buy this pendriv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ear friends..pls don't buy this pen drive ..this is my request..very bad product from hp..very slow and over he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am not that happy with the product as the mentioned details do not match with the product i go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 is very slow.Takes a lot of time when copying movies etc.Avoid this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My recommendation would be not to go for this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Feeling Spent money on bad decision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alking about the performance all I would say is that the phone has been grossly over hyp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e camera quality isn't that satisfactory. My previous BB Q10 with 8MP camera had more crisp and vibrant p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would not recommend buying this phone at all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s a very cheap product with premium boxing and premium displ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have not seen a phone worser than th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 was a complete waste of my Money.. My several Friends wanted to buy it, I Showed them my Phone and they changed their Min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efore Buying, I heard that the Camera quality is very good of OnePlus, but it completely disappointed me. The pictures taken are fogg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 is not work proper like face problem hanging heating and automatic switch off.so i advice to everybody please do not purchase this mobil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IS IS THE WORST PRODUCT ON FLIPKART. i would rate in minus to flipkart for selling such a bad product. please don't try friend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am surprised that Lenovo is providing such poor quality products and flipkart backing them up.This mostly will be my last purchase from flipkart and lenov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isplay not appearing correct color. Phone looks very cheap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Phone will get really heated up like anything Think before buying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on't even dare to go for this prod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am actually planning on selling this phone ASAP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f u are a heavy game lover then my humble request is not to buy this mobi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Very poor quality of this mobile hanging very much and bad camera quality and i have already returned it to flipkar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am regretting on my choice as lenovo fails in providing a good produ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According to me, It is the worst product. And i don't want to create any problem for future with the same produc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t is evident that the Smartphone performance is not that good. You might as well go for another phone in the same budget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Highly not recommended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Lesson learnt: Will never buy a lenovo mobile in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ever buy this product....dead slow contact manager...heating issue....you will throw this phone to the wall after using it...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e worst product of lenovo, it is a failure model. It does not work properl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Faced worst experience ever. Flipkart selling technically defective piece. Heating up like microwave ove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won't refer anyone to buy this phon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very bad quality of sound and speaker do not buy if you are music lov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e worst phone i ever used in my life dont buy this phon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ot recommended at all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thought may be the looks and build quality are bad but the performance might be great but i was disappointed in the performance als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would recommend everybody to never purchase this substandard, third class mobile. It will never pay the worth of your mone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Such a Wastage of money for me !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 recommended to all people don't buy this phone because this is the worst phone I saw in my entire lif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Better to buy some other piece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eeply regretted after buying this product.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Worst quality phone in this cost. 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21:02:02.799405385</meta:creation-date>
    <dc:date>2016-03-03T21:02:21.420318868</dc:date>
    <meta:editing-duration>P0D</meta:editing-duration>
    <meta:editing-cycles>1</meta:editing-cycles>
    <meta:document-statistic meta:table-count="1" meta:cell-count="1454" meta:object-count="0"/>
    <meta:generator>LibreOffice/4.2.8.2$Linux_X86_64 LibreOffice_project/420m0$Build-2</meta:generator>
  </office:meta>
</office:document-meta>
</file>